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Tb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W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15" calcext:value-type="float">
            <text:p>0,15</text:p>
          </table:table-cell>
          <table:table-cell office:value-type="float" office:value="1.984" calcext:value-type="float">
            <text:p>1,984</text:p>
          </table:table-cell>
          <table:table-cell table:formula="of:=13/12*[.A2]-200/3" office:value-type="float" office:value="962.5" calcext:value-type="float">
            <text:p>962,500</text:p>
          </table:table-cell>
          <table:table-cell table:formula="of:=[.B2]*[.C2]" office:value-type="float" office:value="0.2976" calcext:value-type="float">
            <text:p>0,29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5" calcext:value-type="float">
            <text:p>0,15</text:p>
          </table:table-cell>
          <table:table-cell office:value-type="float" office:value="2.15" calcext:value-type="float">
            <text:p>2,150</text:p>
          </table:table-cell>
          <table:table-cell table:formula="of:=13/12*[.A3]-200/3" office:value-type="float" office:value="1016.66666666667" calcext:value-type="float">
            <text:p>1 016,667</text:p>
          </table:table-cell>
          <table:table-cell table:formula="of:=[.B3]*[.C3]" office:value-type="float" office:value="0.3225" calcext:value-type="float">
            <text:p>0,32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15" calcext:value-type="float">
            <text:p>0,15</text:p>
          </table:table-cell>
          <table:table-cell office:value-type="float" office:value="2.64" calcext:value-type="float">
            <text:p>2,640</text:p>
          </table:table-cell>
          <table:table-cell table:formula="of:=13/12*[.A4]-200/3" office:value-type="float" office:value="1125" calcext:value-type="float">
            <text:p>1 125,000</text:p>
          </table:table-cell>
          <table:table-cell table:formula="of:=[.B4]*[.C4]" office:value-type="float" office:value="0.396" calcext:value-type="float">
            <text:p>0,39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15" calcext:value-type="float">
            <text:p>0,15</text:p>
          </table:table-cell>
          <table:table-cell office:value-type="float" office:value="3.031" calcext:value-type="float">
            <text:p>3,031</text:p>
          </table:table-cell>
          <table:table-cell table:formula="of:=13/12*[.A5]-200/3" office:value-type="float" office:value="1233.33333333333" calcext:value-type="float">
            <text:p>1 233,333</text:p>
          </table:table-cell>
          <table:table-cell table:formula="of:=[.B5]*[.C5]" office:value-type="float" office:value="0.45465" calcext:value-type="float">
            <text:p>0,45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15" calcext:value-type="float">
            <text:p>0,15</text:p>
          </table:table-cell>
          <table:table-cell office:value-type="float" office:value="4.008" calcext:value-type="float">
            <text:p>4,008</text:p>
          </table:table-cell>
          <table:table-cell table:formula="of:=13/12*[.A6]-200/3" office:value-type="float" office:value="1341.66666666667" calcext:value-type="float">
            <text:p>1 341,667</text:p>
          </table:table-cell>
          <table:table-cell table:formula="of:=[.B6]*[.C6]" office:value-type="float" office:value="0.6012" calcext:value-type="float">
            <text:p>0,60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15" calcext:value-type="float">
            <text:p>0,15</text:p>
          </table:table-cell>
          <table:table-cell office:value-type="float" office:value="5.039" calcext:value-type="float">
            <text:p>5,039</text:p>
          </table:table-cell>
          <table:table-cell table:formula="of:=13/12*[.A7]-200/3" office:value-type="float" office:value="1450" calcext:value-type="float">
            <text:p>1 450,000</text:p>
          </table:table-cell>
          <table:table-cell table:formula="of:=[.B7]*[.C7]" office:value-type="float" office:value="0.75585" calcext:value-type="float">
            <text:p>0,75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15" calcext:value-type="float">
            <text:p>0,15</text:p>
          </table:table-cell>
          <table:table-cell office:value-type="float" office:value="6.351" calcext:value-type="float">
            <text:p>6,351</text:p>
          </table:table-cell>
          <table:table-cell table:formula="of:=13/12*[.A8]-200/3" office:value-type="float" office:value="1558.33333333333" calcext:value-type="float">
            <text:p>1 558,333</text:p>
          </table:table-cell>
          <table:table-cell table:formula="of:=[.B8]*[.C8]" office:value-type="float" office:value="0.95265" calcext:value-type="float">
            <text:p>0,95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15" calcext:value-type="float">
            <text:p>0,15</text:p>
          </table:table-cell>
          <table:table-cell office:value-type="float" office:value="6.948" calcext:value-type="float">
            <text:p>6,948</text:p>
          </table:table-cell>
          <table:table-cell table:formula="of:=13/12*[.A9]-200/3" office:value-type="float" office:value="1666.66666666667" calcext:value-type="float">
            <text:p>1 666,667</text:p>
          </table:table-cell>
          <table:table-cell table:formula="of:=[.B9]*[.C9]" office:value-type="float" office:value="1.0422" calcext:value-type="float">
            <text:p>1,04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15" calcext:value-type="float">
            <text:p>0,15</text:p>
          </table:table-cell>
          <table:table-cell office:value-type="float" office:value="8.135" calcext:value-type="float">
            <text:p>8,135</text:p>
          </table:table-cell>
          <table:table-cell table:formula="of:=13/12*[.A10]-200/3" office:value-type="float" office:value="1775" calcext:value-type="float">
            <text:p>1 775,000</text:p>
          </table:table-cell>
          <table:table-cell table:formula="of:=[.B10]*[.C10]" office:value-type="float" office:value="1.22025" calcext:value-type="float">
            <text:p>1,22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15" calcext:value-type="float">
            <text:p>0,15</text:p>
          </table:table-cell>
          <table:table-cell office:value-type="float" office:value="8.665" calcext:value-type="float">
            <text:p>8,665</text:p>
          </table:table-cell>
          <table:table-cell table:formula="of:=13/12*[.A11]-200/3" office:value-type="float" office:value="1883.33333333333" calcext:value-type="float">
            <text:p>1 883,333</text:p>
          </table:table-cell>
          <table:table-cell table:formula="of:=[.B11]*[.C11]" office:value-type="float" office:value="1.29975" calcext:value-type="float">
            <text:p>1,30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15" calcext:value-type="float">
            <text:p>0,15</text:p>
          </table:table-cell>
          <table:table-cell office:value-type="float" office:value="8.925" calcext:value-type="float">
            <text:p>8,925</text:p>
          </table:table-cell>
          <table:table-cell table:formula="of:=13/12*[.A12]-200/3" office:value-type="float" office:value="1991.66666666667" calcext:value-type="float">
            <text:p>1 991,667</text:p>
          </table:table-cell>
          <table:table-cell table:formula="of:=[.B12]*[.C12]" office:value-type="float" office:value="1.33875" calcext:value-type="float">
            <text:p>1,3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9T23:04:49.316205005</meta:creation-date>
    <dc:date>2022-09-09T23:28:50.987618769</dc:date>
    <meta:editing-duration>PT13M50S</meta:editing-duration>
    <meta:editing-cycles>3</meta:editing-cycles>
    <meta:generator>LibreOffice/6.4.7.2$Linux_X86_64 LibreOffice_project/40$Build-2</meta:generator>
    <meta:document-statistic meta:table-count="1" meta:cell-count="60" meta:object-count="0"/>
  </office:meta>
</office:document-meta>
</file>